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New Game: waiting for opponent&gt;</text:p>
      <text:p text:style-name="P1">wox2 (CZ) shuffles library</text:p>
      <text:p text:style-name="P1">&lt;wox2 (CZ)&gt; I am ready.</text:p>
      <text:p text:style-name="P1">wox2 (CZ) draws 0 cards</text:p>
      <text:p text:style-name="P1">AT shuffles library</text:p>
      <text:p text:style-name="P1">&lt;AT&gt; I am ready.</text:p>
      <text:p text:style-name="P1">AT draws 0 cards</text:p>
      <text:p text:style-name="P1">&lt;AT&gt; hi</text:p>
      <text:p text:style-name="P1">AT shuffles library</text:p>
      <text:p text:style-name="P1">&lt;-------- New Game Started --------&gt;</text:p>
      <text:p text:style-name="P1">AT's Security Code: A4590F1A [Type 1.5]</text:p>
      <text:p text:style-name="P1">wox2 (CZ)'s Security Code: 04AA9352 [Type 1.5]</text:p>
      <text:p text:style-name="P1">It is now turn 1 (wox2 (CZ))</text:p>
      <text:p text:style-name="P1">It is now the Beginning Phase, Untap Step</text:p>
      <text:p text:style-name="P1">AT shuffles library</text:p>
      <text:p text:style-name="P1">&lt;wox2 (CZ)&gt; hi</text:p>
      <text:p text:style-name="P1">AT rolled a 13, using a 20 sided die</text:p>
      <text:p text:style-name="P1">wox2 (CZ) shuffles library</text:p>
      <text:p text:style-name="P1">wox2 (CZ) rolled a 9, using a 20 sided die</text:p>
      <text:p text:style-name="P1">wox2 (CZ) shuffles library</text:p>
      <text:p text:style-name="P1">&lt;AT&gt; p</text:p>
      <text:p text:style-name="P1">wox2 (CZ) shuffles library</text:p>
      <text:p text:style-name="P1">AT draws 7 cards</text:p>
      <text:p text:style-name="P1">&lt;wox2 (CZ)&gt; k</text:p>
      <text:p text:style-name="P1">wox2 (CZ) draws a card</text:p>
      <text:p text:style-name="P1">wox2 (CZ) draws a card</text:p>
      <text:p text:style-name="P1">wox2 (CZ) draws a card</text:p>
      <text:p text:style-name="P1">&lt;AT&gt; kp</text:p>
      <text:p text:style-name="P1">wox2 (CZ) draws a card</text:p>
      <text:p text:style-name="P1">wox2 (CZ) draws a card</text:p>
      <text:p text:style-name="P1">wox2 (CZ) draws a card</text:p>
      <text:p text:style-name="P1">wox2 (CZ) draws a card</text:p>
      <text:p text:style-name="P1">It is now turn 2 (AT)</text:p>
      <text:p text:style-name="P1">It is now the Beginning Phase, Untap Step</text:p>
      <text:p text:style-name="P1">It is now the Beginning Phase, Upkeep Step</text:p>
      <text:p text:style-name="P1">It is now the Beginning Phase, Draw Step</text:p>
      <text:p text:style-name="P1">It is now the Precombat Main Phase</text:p>
      <text:p text:style-name="P1">AT plays Island from Hand</text:p>
      <text:p text:style-name="P1">AT taps Island</text:p>
      <text:p text:style-name="P1">AT plays Sol Ring from Hand</text:p>
      <text:p text:style-name="P1">&lt;wox2 (CZ)&gt; kp</text:p>
      <text:p text:style-name="P1">AT taps Sol Ring</text:p>
      <text:p text:style-name="P1">AT plays Isochron Scepter from Hand</text:p>
      <text:p text:style-name="P1">&lt;AT&gt; Ok?</text:p>
      <text:p text:style-name="P1">&lt;wox2 (CZ)&gt; ok</text:p>
      <text:p text:style-name="P1">Counterspell is enchanting Isochron Scepter now</text:p>
      <text:p text:style-name="P1">AT puts Counterspell into play from Hand</text:p>
      <text:p text:style-name="P1">&lt;AT&gt; End my turn</text:p>
      <text:p text:style-name="P1">It is now turn 3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Tolarian Academy from Hand</text:p>
      <text:p text:style-name="P1">wox2 (CZ) plays Lotus Petal from Hand</text:p>
      <text:p text:style-name="P1">wox2 (CZ) plays Lion's Eye Diamond from Hand</text:p>
      <text:p text:style-name="P1">It is now the End Phase, End Of Turn Step</text:p>
      <text:p text:style-name="P1">&lt;wox2 (CZ)&gt; End my turn</text:p>
      <text:p text:style-name="P1">It is now turn 4 (AT)</text:p>
      <text:p text:style-name="P1">It is now the Beginning Phase, Untap Step</text:p>
      <text:p text:style-name="P1">AT untaps his/her permanents</text:p>
      <text:p text:style-name="P1">It is now the Beginning Phase, Upkeep Step</text:p>
      <text:p text:style-name="P1">It is now the Beginning Phase, Draw Step</text:p>
      <text:p text:style-name="P1">AT draws a card</text:p>
      <text:p text:style-name="P1">It is now the Precombat Main Phase</text:p>
      <text:p text:style-name="P1">AT plays Island from Hand</text:p>
      <text:p text:style-name="P1">AT taps Island</text:p>
      <text:p text:style-name="P1">AT taps Island</text:p>
      <text:p text:style-name="P1">AT plays Time Walk from Hand</text:p>
      <text:p text:style-name="P1">&lt;wox2 (CZ)&gt; Ok</text:p>
      <text:p text:style-name="P1">AT puts Time Walk to Graveyard from Play</text:p>
      <text:p text:style-name="P1">It is now the End Phase, Cleanup Step</text:p>
      <text:p text:style-name="P1">It is now the Beginning Phase, Untap Step</text:p>
      <text:p text:style-name="P1">AT untaps his/her permanents</text:p>
      <text:p text:style-name="P1">It is now the Beginning Phase, Upkeep Step</text:p>
      <text:p text:style-name="P1">It is now the Beginning Phase, Draw Step</text:p>
      <text:p text:style-name="P1">AT draws a card</text:p>
      <text:p text:style-name="P1">It is now the Precombat Main Phase</text:p>
      <text:p text:style-name="P1">AT plays Island from Hand</text:p>
      <text:p text:style-name="P1">It is now the End Phase, Cleanup Step</text:p>
      <text:p text:style-name="P1">&lt;AT&gt; End my turn</text:p>
      <text:p text:style-name="P1">It is now turn 5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Underground Sea from Hand</text:p>
      <text:p text:style-name="P1">It is now the End Phase, End Of Turn Step</text:p>
      <text:p text:style-name="P1">&lt;wox2 (CZ)&gt; End my turn</text:p>
      <text:p text:style-name="P1">&lt;AT&gt; EOT</text:p>
      <text:p text:style-name="P1">AT taps Island</text:p>
      <text:p text:style-name="P1">AT plays Brainstorm from Hand</text:p>
      <text:p text:style-name="P1">&lt;wox2 (CZ)&gt; Ok</text:p>
      <text:p text:style-name="P1">AT draws a card</text:p>
      <text:p text:style-name="P1">AT draws a card</text:p>
      <text:p text:style-name="P1">AT draws a card</text:p>
      <text:p text:style-name="P1">AT puts Brainstorm to Graveyard from Play</text:p>
      <text:p text:style-name="P1">AT puts a card on top of Library from Hand</text:p>
      <text:p text:style-name="P1">AT puts a card on top of Library from Hand</text:p>
      <text:p text:style-name="P1">AT taps Island</text:p>
      <text:p text:style-name="P1">AT taps Island</text:p>
      <text:p text:style-name="P1">AT plays Accumulated Knowledge from Hand</text:p>
      <text:p text:style-name="P1">&lt;wox2 (CZ)&gt; Ok</text:p>
      <text:p text:style-name="P1">AT draws a card</text:p>
      <text:p text:style-name="P1">AT puts Accumulated Knowledge to Graveyard from Play</text:p>
      <text:p text:style-name="P1">It is now turn 6 (AT)</text:p>
      <text:p text:style-name="P1">It is now the Beginning Phase, Untap Step</text:p>
      <text:p text:style-name="P1">AT untaps his/her permanents</text:p>
      <text:p text:style-name="P1">It is now the Beginning Phase, Upkeep Step</text:p>
      <text:p text:style-name="P1">It is now the Beginning Phase, Draw Step</text:p>
      <text:p text:style-name="P1">AT draws a card</text:p>
      <text:p text:style-name="P1">It is now the Precombat Main Phase</text:p>
      <text:p text:style-name="P1">AT plays Island from Hand</text:p>
      <text:p text:style-name="P1">&lt;AT&gt; End my turn</text:p>
      <text:p text:style-name="P1">&lt;wox2 (CZ)&gt; Thinking</text:p>
      <text:p text:style-name="P1">wox2 (CZ) taps Underground Sea</text:p>
      <text:p text:style-name="P1">wox2 (CZ) plays Mystical Tutor from Hand</text:p>
      <text:p text:style-name="P1">AT taps Island</text:p>
      <text:p text:style-name="P1">AT untaps Island</text:p>
      <text:p text:style-name="P1">AT taps Sol Ring</text:p>
      <text:p text:style-name="P1">AT taps Isochron Scepter</text:p>
      <text:p text:style-name="P1">wox2 (CZ) puts Mystical Tutor to Graveyard from Play</text:p>
      <text:p text:style-name="P1">It is now turn 7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Ancestral Recall from Hand</text:p>
      <text:p text:style-name="P1">wox2 (CZ) taps Tolarian Academy</text:p>
      <text:p text:style-name="P1">AT taps Island</text:p>
      <text:p text:style-name="P1">AT taps Island</text:p>
      <text:p text:style-name="P1">AT taps Island</text:p>
      <text:p text:style-name="P1">AT taps Island</text:p>
      <text:p text:style-name="P1">AT plays Rewind from Hand</text:p>
      <text:p text:style-name="P1">&lt;wox2 (CZ)&gt; Ok</text:p>
      <text:p text:style-name="P1">AT untaps Island</text:p>
      <text:p text:style-name="P1">AT untaps Island</text:p>
      <text:p text:style-name="P1">AT untaps Island</text:p>
      <text:p text:style-name="P1">AT untaps Island</text:p>
      <text:p text:style-name="P1">wox2 (CZ) puts Ancestral Recall to Graveyard from Play</text:p>
      <text:p text:style-name="P1">AT puts Rewind to Graveyard from Play</text:p>
      <text:p text:style-name="P1">wox2 (CZ) puts a 0/0 Stromcount token into play</text:p>
      <text:p text:style-name="P1">Stromcount now has 1 (+1) counters.</text:p>
      <text:p text:style-name="P1">Stromcount now has 2 (+1) counters.</text:p>
      <text:p text:style-name="P1">wox2 (CZ) taps Underground Sea</text:p>
      <text:p text:style-name="P1">wox2 (CZ) taps Lotus Petal</text:p>
      <text:p text:style-name="P1">wox2 (CZ) plays Grim Tutor from Hand</text:p>
      <text:p text:style-name="P1">wox2 (CZ) taps Lion's Eye Diamond</text:p>
      <text:p text:style-name="P1">AT taps Island</text:p>
      <text:p text:style-name="P1">wox2 (CZ) puts Lotus Petal to Graveyard from Play</text:p>
      <text:p text:style-name="P1">AT taps Island</text:p>
      <text:p text:style-name="P1">AT taps Island</text:p>
      <text:p text:style-name="P1">AT taps Island</text:p>
      <text:p text:style-name="P1">AT plays Rewind from Hand</text:p>
      <text:p text:style-name="P1">wox2 (CZ) puts Simian Spirit Guide to Graveyard from Hand</text:p>
      <text:p text:style-name="P1">wox2 (CZ) puts Tendrils of Agony to Graveyard from Hand</text:p>
      <text:p text:style-name="P1">wox2 (CZ) puts Tendrils of Agony to Graveyard from Hand</text:p>
      <text:p text:style-name="P1">wox2 (CZ) puts Lion's Eye Diamond to Graveyard from Play</text:p>
      <text:p text:style-name="P1">wox2 (CZ) puts Grim Tutor to Graveyard from Play</text:p>
      <text:p text:style-name="P1">wox2 (CZ)'s life total is now 17 (-3)</text:p>
      <text:p text:style-name="P1">It is now the End Phase, End Of Turn Step</text:p>
      <text:p text:style-name="P1">&lt;wox2 (CZ)&gt; End my turn</text:p>
      <text:p text:style-name="P1">AT untaps Island</text:p>
      <text:p text:style-name="P1">AT untaps Island</text:p>
      <text:p text:style-name="P1">AT untaps Island</text:p>
      <text:p text:style-name="P1">AT untaps Island</text:p>
      <text:p text:style-name="P1">AT puts Rewind to Graveyard from Play</text:p>
      <text:p text:style-name="P1">wox2 (CZ) destroys <text:s/>token Stromcount</text:p>
      <text:p text:style-name="P1">It is now turn 8 (AT)</text:p>
      <text:p text:style-name="P1">It is now the Beginning Phase, Untap Step</text:p>
      <text:p text:style-name="P1">AT untaps his/her permanents</text:p>
      <text:p text:style-name="P1">It is now the Beginning Phase, Upkeep Step</text:p>
      <text:p text:style-name="P1">It is now the Beginning Phase, Draw Step</text:p>
      <text:p text:style-name="P1">AT draws a card</text:p>
      <text:p text:style-name="P1">It is now the Precombat Main Phase</text:p>
      <text:p text:style-name="P1">It is now the End Phase, Cleanup Step</text:p>
      <text:p text:style-name="P1">&lt;AT&gt; End my turn</text:p>
      <text:p text:style-name="P1">It is now turn 9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End Phase, End Of Turn Step</text:p>
      <text:p text:style-name="P1">&lt;wox2 (CZ)&gt; End my turn</text:p>
      <text:p text:style-name="P1">It is now turn 10 (AT)</text:p>
      <text:p text:style-name="P1">It is now the Beginning Phase, Untap Step</text:p>
      <text:p text:style-name="P1">It is now the Beginning Phase, Draw Step</text:p>
      <text:p text:style-name="P1">AT draws a card</text:p>
      <text:p text:style-name="P1">It is now the Precombat Main Phase</text:p>
      <text:p text:style-name="P1">AT plays Island from Hand</text:p>
      <text:p text:style-name="P1">It is now the End Phase, Cleanup Step</text:p>
      <text:p text:style-name="P1">&lt;AT&gt; End my turn</text:p>
      <text:p text:style-name="P1">It is now turn 11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plays Polluted Delta from Hand</text:p>
      <text:p text:style-name="P1">It is now the End Phase, End Of Turn Step</text:p>
      <text:p text:style-name="P1">&lt;wox2 (CZ)&gt; End my turn</text:p>
      <text:p text:style-name="P1">It is now turn 12 (AT)</text:p>
      <text:p text:style-name="P1">It is now the Beginning Phase, Untap Step</text:p>
      <text:p text:style-name="P1">It is now the Beginning Phase, Draw Step</text:p>
      <text:p text:style-name="P1">AT draws a card</text:p>
      <text:p text:style-name="P1">It is now the Precombat Main Phase</text:p>
      <text:p text:style-name="P1">AT taps Island</text:p>
      <text:p text:style-name="P1">AT plays Brainstorm from Hand</text:p>
      <text:p text:style-name="P1">&lt;wox2 (CZ)&gt; Ok</text:p>
      <text:p text:style-name="P1">AT draws a card</text:p>
      <text:p text:style-name="P1">AT draws a card</text:p>
      <text:p text:style-name="P1">AT draws a card</text:p>
      <text:p text:style-name="P1">AT puts a card on top of Library from Hand</text:p>
      <text:p text:style-name="P1">AT puts a card on top of Library from Hand</text:p>
      <text:p text:style-name="P1">AT plays Mox Jet from Hand</text:p>
      <text:p text:style-name="P1">&lt;AT&gt; End my turn</text:p>
      <text:p text:style-name="P1">AT puts Brainstorm to Graveyard from Play</text:p>
      <text:p text:style-name="P1">It is now turn 13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End Phase, End Of Turn Step</text:p>
      <text:p text:style-name="P1">&lt;wox2 (CZ)&gt; End my turn</text:p>
      <text:p text:style-name="P1">It is now turn 14 (AT)</text:p>
      <text:p text:style-name="P1">It is now the Beginning Phase, Untap Step</text:p>
      <text:p text:style-name="P1">It is now the Beginning Phase, Draw Step</text:p>
      <text:p text:style-name="P1">AT draws a card</text:p>
      <text:p text:style-name="P1">It is now the Precombat Main Phase</text:p>
      <text:p text:style-name="P1">AT plays Mox Ruby from Hand</text:p>
      <text:p text:style-name="P1">&lt;AT&gt; End my turn</text:p>
      <text:p text:style-name="P1">It is now turn 15 (wox2 (CZ))</text:p>
      <text:p text:style-name="P1">It is now the Beginning Phase, Unta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It is now the End Phase, End Of Turn Step</text:p>
      <text:p text:style-name="P1">&lt;wox2 (CZ)&gt; End my turn</text:p>
      <text:p text:style-name="P1">It is now turn 16 (AT)</text:p>
      <text:p text:style-name="P1">It is now the Beginning Phase, Untap Step</text:p>
      <text:p text:style-name="P1">It is now the Beginning Phase, Draw Step</text:p>
      <text:p text:style-name="P1">AT draws a card</text:p>
      <text:p text:style-name="P1">It is now the Precombat Main Phase</text:p>
      <text:p text:style-name="P1">AT plays Island from Hand</text:p>
      <text:p text:style-name="P1">It is now the End Phase, Cleanup Step</text:p>
      <text:p text:style-name="P1">&lt;AT&gt; End my turn</text:p>
      <text:p text:style-name="P1">AT untaps Island</text:p>
      <text:p text:style-name="P1">wox2 (CZ) plays Brainstorm from Hand</text:p>
      <text:p text:style-name="P1">wox2 (CZ) taps Underground Sea</text:p>
      <text:p text:style-name="P1">&lt;wox2 (CZ)&gt; EOT</text:p>
      <text:p text:style-name="P1">AT taps Sol Ring</text:p>
      <text:p text:style-name="P1">AT taps Isochron Scepter</text:p>
      <text:p text:style-name="P1">wox2 (CZ) puts Brainstorm to Graveyard from Play</text:p>
      <text:p text:style-name="P1">It is now turn 17 (wox2 (CZ))</text:p>
      <text:p text:style-name="P1">It is now the Beginning Phase, Untap Step</text:p>
      <text:p text:style-name="P1">wox2 (CZ) untaps his/her permanents</text:p>
      <text:p text:style-name="P1">It is now the Beginning Phase, Upkeep Step</text:p>
      <text:p text:style-name="P1">It is now the Beginning Phase, Draw Step</text:p>
      <text:p text:style-name="P1">wox2 (CZ) draws a card</text:p>
      <text:p text:style-name="P1">It is now the Precombat Main Phase</text:p>
      <text:p text:style-name="P1">wox2 (CZ) taps Underground Sea</text:p>
      <text:p text:style-name="P1">wox2 (CZ) plays Brainstorm from Hand</text:p>
      <text:p text:style-name="P1">&lt;AT&gt; Ok</text:p>
      <text:p text:style-name="P1">wox2 (CZ) draws a card</text:p>
      <text:p text:style-name="P1">wox2 (CZ) draws a card</text:p>
      <text:p text:style-name="P1">wox2 (CZ) draws a card</text:p>
      <text:p text:style-name="P1">wox2 (CZ) puts a card on top of Library from Hand</text:p>
      <text:p text:style-name="P1">&lt;wox2 (CZ)&gt; Thinking</text:p>
      <text:p text:style-name="P1">wox2 (CZ) puts a card on top of Library from Hand</text:p>
      <text:p text:style-name="P1">wox2 (CZ) puts Brainstorm to Graveyard from Play</text:p>
      <text:p text:style-name="P1">wox2 (CZ) taps Polluted Delta</text:p>
      <text:p text:style-name="P1">wox2 (CZ) puts Polluted Delta to Graveyard from Play</text:p>
      <text:p text:style-name="P1">wox2 (CZ)'s life total is now 16 (-1)</text:p>
      <text:p text:style-name="P1">wox2 (CZ) is looking its Library...</text:p>
      <text:p text:style-name="P1">wox2 (CZ) puts Badlands into play from Library</text:p>
      <text:p text:style-name="P1">wox2 (CZ) shuffles library</text:p>
      <text:p text:style-name="P1">wox2 (CZ) stops looking its Library...</text:p>
      <text:p text:style-name="P1">wox2 (CZ) taps Badlands</text:p>
      <text:p text:style-name="P1">wox2 (CZ) plays Dark Ritual from Hand</text:p>
      <text:p text:style-name="P1">&lt;AT&gt; Ok</text:p>
      <text:p text:style-name="P1">wox2 (CZ) puts Dark Ritual to Graveyard from Play</text:p>
      <text:p text:style-name="P1">wox2 (CZ) puts a 0/0 Stromcount token into play</text:p>
      <text:p text:style-name="P1">Stromcount now has 1 (+1) counters.</text:p>
      <text:p text:style-name="P1">Stromcount now has 2 (+1) counters.</text:p>
      <text:p text:style-name="P1">&lt;wox2 (CZ)&gt; Thinking</text:p>
      <text:p text:style-name="P1">wox2 (CZ) plays Yawgmoth's Will from Hand</text:p>
      <text:p text:style-name="P1">Stromcount now has 3 (+1) counters.</text:p>
      <text:p text:style-name="P1">&lt;AT&gt; Ok</text:p>
      <text:p text:style-name="P1">wox2 (CZ) puts Yawgmoth's Will to RFG from Play</text:p>
      <text:p text:style-name="P1">wox2 (CZ) puts Lion's Eye Diamond into play from Graveyard</text:p>
      <text:p text:style-name="P1">Stromcount now has 4 (+1) counters.</text:p>
      <text:p text:style-name="P1">wox2 (CZ) puts Lotus Petal into play from Graveyard</text:p>
      <text:p text:style-name="P1">Stromcount now has 5 (+1) counters.</text:p>
      <text:p text:style-name="P1">&lt;wox2 (CZ)&gt; Thinking</text:p>
      <text:p text:style-name="P1">wox2 (CZ) taps Tolarian Academy</text:p>
      <text:p text:style-name="P1">wox2 (CZ) puts Ancestral Recall into play from Graveyard</text:p>
      <text:p text:style-name="P1">Stromcount now has 6 (+1) counters.</text:p>
      <text:p text:style-name="P1">&lt;wox2 (CZ)&gt; Ok?</text:p>
      <text:p text:style-name="P1">&lt;AT&gt; Ok</text:p>
      <text:p text:style-name="P1">wox2 (CZ) draws a card</text:p>
      <text:p text:style-name="P1">wox2 (CZ) draws a card</text:p>
      <text:p text:style-name="P1">wox2 (CZ) draws a card</text:p>
      <text:p text:style-name="P1">wox2 (CZ) puts Ancestral Recall to RFG from Play</text:p>
      <text:p text:style-name="P1">wox2 (CZ) taps Lotus Petal</text:p>
      <text:p text:style-name="P1">wox2 (CZ) puts Lotus Petal to RFG from Play</text:p>
      <text:p text:style-name="P1">wox2 (CZ) puts Dark Ritual into play from Graveyard</text:p>
      <text:p text:style-name="P1">Stromcount now has 7 (+1) counters.</text:p>
      <text:p text:style-name="P1">wox2 (CZ) puts Dark Ritual to RFG from Play</text:p>
      <text:p text:style-name="P1">wox2 (CZ) plays Demonic Tutor from Hand</text:p>
      <text:p text:style-name="P1">Stromcount now has 8 (+1) counters.</text:p>
      <text:p text:style-name="P1">&lt;AT&gt; Ok</text:p>
      <text:p text:style-name="P1">wox2 (CZ) puts Demonic Tutor to RFG from Play</text:p>
      <text:p text:style-name="P1">wox2 (CZ) is looking its Library...</text:p>
      <text:p text:style-name="P1">wox2 (CZ) puts card to Hand from Library</text:p>
      <text:p text:style-name="P1">wox2 (CZ) shuffles library</text:p>
      <text:p text:style-name="P1">wox2 (CZ) stops looking its Library...</text:p>
      <text:p text:style-name="P1">wox2 (CZ) plays Black Lotus from Hand</text:p>
      <text:p text:style-name="P1">Stromcount now has 9 (+1) counters.</text:p>
      <text:p text:style-name="P1">wox2 (CZ) puts Brainstorm into play from Graveyard</text:p>
      <text:p text:style-name="P1">Stromcount now has 10 (+1) counters.</text:p>
      <text:p text:style-name="P1">wox2 (CZ) draws a card</text:p>
      <text:p text:style-name="P1">wox2 (CZ) draws a card</text:p>
      <text:p text:style-name="P1">wox2 (CZ) draws a card</text:p>
      <text:p text:style-name="P1">wox2 (CZ) puts a card on top of Library from Hand</text:p>
      <text:p text:style-name="P1">wox2 (CZ) puts a card on top of Library from Hand</text:p>
      <text:p text:style-name="P1">wox2 (CZ) puts Brainstorm to RFG from Play</text:p>
      <text:p text:style-name="P1">wox2 (CZ) plays Dark Ritual from Hand</text:p>
      <text:p text:style-name="P1">Stromcount now has 11 (+1) counters.</text:p>
      <text:p text:style-name="P1">wox2 (CZ) puts Dark Ritual to RFG from Play</text:p>
      <text:p text:style-name="P1">wox2 (CZ) taps Black Lotus</text:p>
      <text:p text:style-name="P1">wox2 (CZ) puts Black Lotus to RFG from Play</text:p>
      <text:p text:style-name="P1">wox2 (CZ) taps Lion's Eye Diamond</text:p>
      <text:p text:style-name="P1">wox2 (CZ) puts Lion's Eye Diamond to RFG from Play</text:p>
      <text:p text:style-name="P1">wox2 (CZ) puts Polluted Delta to RFG from Hand</text:p>
      <text:p text:style-name="P1">wox2 (CZ) puts Grim Tutor to RFG from Hand</text:p>
      <text:p text:style-name="P1">wox2 (CZ) puts Rebuild to RFG from Hand</text:p>
      <text:p text:style-name="P1">wox2 (CZ) puts Tendrils of Agony into play from Graveyard</text:p>
      <text:p text:style-name="P1">Stromcount now has 12 (+1) counters.</text:p>
      <text:p text:style-name="P1">&lt;AT&gt; Ok</text:p>
      <text:p text:style-name="P1">&lt;AT&gt; gg</text:p>
      <text:p text:style-name="P1">AT draws a card</text:p>
      <text:p text:style-name="P1">AT draws a card</text:p>
      <text:p text:style-name="P1">AT draws a card</text:p>
      <text:p text:style-name="P1">AT draws a card</text:p>
      <text:p text:style-name="P1">&lt;wox2 (CZ)&gt; gg</text:p>
      <text:p text:style-name="P1">AT draws a card</text:p>
      <text:p text:style-name="P1">AT draws a card</text:p>
      <text:p text:style-name="P1">AT draws a card</text:p>
      <text:p text:style-name="P1">AT draws a card</text:p>
      <text:p text:style-name="P1">AT draws a card</text:p>
      <text:p text:style-name="P1">AT draws a card</text:p>
      <text:p text:style-name="P1">AT draws a card</text:p>
      <text:p text:style-name="P1">AT draws a card</text:p>
      <text:p text:style-name="P1">AT draws a card</text:p>
      <text:p text:style-name="P1">AT draws a card</text:p>
      <text:p text:style-name="P2"><text:span text:style-name="T1">&lt;System&gt; Player Lo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6-06T08:56:38</meta:creation-date>
    <dc:date>2007-06-06T08:57:22</dc:date>
    <meta:editing-cycles>2</meta:editing-cycles>
    <meta:editing-duration>PT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359" meta:word-count="2130" meta:character-count="10582"/>
  </office:meta>
</office:document-meta>
</file>